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0.85cm" fo:min-width="1.2cm"/>
    </style:style>
    <style:style style:name="gr5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0.85cm" fo:min-width="3.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1.35cm" fo:min-width="2.1cm"/>
    </style:style>
    <style:style style:name="gr8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1.35cm" fo:min-width="3.6cm"/>
    </style:style>
    <style:style style:name="gr9" style:family="graphic" style:parent-style-name="standard">
      <style:graphic-properties draw:stroke="dash" draw:stroke-dash="Fine_20_Dashed" draw:fill-color="#ffffff" draw:opacity="50%" draw:opacity-name="" draw:textarea-horizontal-align="justify" draw:textarea-vertical-align="middle" draw:auto-grow-height="false" fo:min-height="0.85cm" fo:min-width="2.2cm"/>
    </style:style>
    <style:style style:name="gr10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1.35cm" fo:min-width="4.3cm"/>
    </style:style>
    <style:style style:name="gr11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1.35cm" fo:min-width="4.1cm"/>
    </style:style>
    <style:style style:name="gr12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1.35cm" fo:min-width="5.4cm"/>
    </style:style>
    <style:style style:name="gr13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0.85cm" fo:min-width="0.7cm"/>
    </style:style>
    <style:style style:name="gr14" style:family="graphic" style:parent-style-name="standard">
      <style:graphic-properties svg:stroke-color="#ed1c24" draw:fill-color="#ffffff" draw:auto-grow-height="false" fo:min-height="0cm" fo:min-width="0cm" fo:wrap-option="wrap"/>
    </style:style>
    <style:style style:name="gr15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0.85cm" fo:min-width="2.1cm"/>
    </style:style>
    <style:style style:name="gr16" style:family="graphic" style:parent-style-name="standard">
      <style:graphic-properties draw:fill="none" draw:opacity="50%" draw:opacity-name="" draw:textarea-horizontal-align="justify" draw:textarea-vertical-align="middle" draw:auto-grow-height="false" fo:min-height="3.95cm" fo:min-width="4.7cm"/>
    </style:style>
    <style:style style:name="gr17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1.35cm" fo:min-width="4cm"/>
    </style:style>
    <style:style style:name="gr18" style:family="graphic" style:parent-style-name="standard">
      <style:graphic-properties draw:stroke="dash" draw:stroke-dash="Fine_20_Dashed" draw:textarea-vertical-align="middle"/>
    </style:style>
    <style:style style:name="gr19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ffffff" draw:opacity="50%"/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P10" style:family="paragraph">
      <loext:graphic-properties draw:fill="none" draw:opacity="50%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4cm" svg:height="0.962cm" svg:x="2.8cm" svg:y="1.6cm">
          <draw:text-box>
            <text:p>Front (Utilisateur)</text:p>
          </draw:text-box>
        </draw:frame>
        <draw:frame draw:style-name="gr2" draw:text-style-name="P1" draw:layer="layout" svg:width="2.1cm" svg:height="0.962cm" svg:x="14.5cm" svg:y="1.538cm">
          <draw:text-box>
            <text:p>Back</text:p>
          </draw:text-box>
        </draw:frame>
        <draw:line draw:style-name="gr3" draw:text-style-name="P2" draw:layer="layout" svg:x1="10.3cm" svg:y1="1cm" svg:x2="10.3cm" svg:y2="29.7cm">
          <text:p/>
        </draw:line>
        <draw:custom-shape draw:style-name="gr4" draw:text-style-name="P4" xml:id="id10" draw:id="id10" draw:layer="layout" svg:width="1.7cm" svg:height="1.1cm" svg:x="4.4cm" svg:y="3.9cm">
          <text:p text:style-name="P3"><text:span text:style-name="T1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" draw:id="id1" draw:layer="layout" svg:width="4.2cm" svg:height="1.1cm" svg:x="13.6cm" svg:y="3.9cm">
          <text:p text:style-name="P3"><text:span text:style-name="T1">GET Access 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6.1cm" svg:y1="4.4cm" svg:x2="13.6cm" svg:y2="4.4cm">
          <text:p/>
        </draw:line>
        <draw:frame draw:style-name="gr1" draw:text-style-name="P6" draw:layer="layout" svg:width="3.1cm" svg:height="0.962cm" svg:x="6.7cm" svg:y="3.5cm">
          <draw:text-box>
            <text:p text:style-name="P5"><text:span text:style-name="T1">On </text:span><text:span text:style-name="T1">Su</text:span><text:span text:style-name="T1">cc</text:span><text:span text:style-name="T1">es</text:span><text:span text:style-name="T1">s</text:span></text:p>
          </draw:text-box>
        </draw:frame>
        <draw:custom-shape draw:style-name="gr7" draw:text-style-name="P4" xml:id="id3" draw:id="id3" draw:layer="layout" svg:width="2.6cm" svg:height="1.6cm" svg:x="3.94cm" svg:y="9.6cm">
          <text:p text:style-name="P3"><text:span text:style-name="T1">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xml:id="id8" draw:id="id8" draw:layer="layout" svg:x1="15.7cm" svg:y1="5cm" svg:x2="7.05cm" svg:y2="6.2cm" draw:start-shape="id1" draw:start-glue-point="2" draw:end-shape="id2" draw:end-glue-point="0" svg:d="M15700 5000v600h-8650v600" svg:viewBox="0 0 8651 1201">
          <text:p/>
        </draw:connector>
        <draw:custom-shape draw:style-name="gr7" draw:text-style-name="P4" xml:id="id4" draw:id="id4" draw:layer="layout" svg:width="2.6cm" svg:height="1.6cm" svg:x="3.94cm" svg:y="12.5cm">
          <text:p text:style-name="P3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5" draw:id="id5" draw:layer="layout" svg:width="2.6cm" svg:height="1.6cm" svg:x="3.94cm" svg:y="15.4cm">
          <text:p text:style-name="P3"><text:span text:style-name="T1">Up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6" draw:id="id6" draw:layer="layout" svg:width="2.6cm" svg:height="1.6cm" svg:x="3.94cm" svg:y="18.3cm">
          <text:p text:style-name="P3"><text:span text:style-name="T1">Favo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7" draw:id="id7" draw:layer="layout" svg:width="2.6cm" svg:height="1.6cm" svg:x="3.94cm" svg:y="21.3cm">
          <text:p text:style-name="P3"><text:span text:style-name="T1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3.94cm" svg:y1="10.4cm" svg:x2="3.94cm" svg:y2="13.3cm" draw:start-shape="id3" draw:start-glue-point="3" draw:end-shape="id4" draw:end-glue-point="3" svg:d="M3940 10400h-501v2900h501" svg:viewBox="0 0 502 2901">
          <text:p/>
        </draw:connector>
        <draw:connector draw:style-name="gr6" draw:text-style-name="P2" draw:layer="layout" svg:x1="3.4cm" svg:y1="13.251cm" svg:x2="3.94cm" svg:y2="16.2cm" draw:end-shape="id5" draw:end-glue-point="3" svg:d="M3400 13251h20v2949h520" svg:viewBox="0 0 541 2950">
          <text:p/>
        </draw:connector>
        <draw:connector draw:style-name="gr6" draw:text-style-name="P2" draw:layer="layout" svg:x1="3.4cm" svg:y1="16.162cm" svg:x2="3.94cm" svg:y2="19.1cm" draw:end-shape="id6" draw:end-glue-point="3" svg:d="M3400 16162h20v2938h520" svg:viewBox="0 0 541 2939">
          <text:p/>
        </draw:connector>
        <draw:connector draw:style-name="gr6" draw:text-style-name="P2" draw:layer="layout" svg:x1="3.4cm" svg:y1="19.046cm" svg:x2="3.94cm" svg:y2="22.1cm" draw:end-shape="id7" draw:end-glue-point="3" svg:d="M3400 19046h20v3054h520" svg:viewBox="0 0 541 3055">
          <text:p/>
        </draw:connector>
        <draw:custom-shape draw:style-name="gr8" draw:text-style-name="P4" draw:layer="layout" svg:width="4.1cm" svg:height="1.6cm" svg:x="13.5cm" svg:y="9.5cm">
          <text:p text:style-name="P3"><text:span text:style-name="T1">GET Imgur F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2" draw:id="id2" draw:layer="layout" svg:width="2.7cm" svg:height="1.1cm" svg:x="5.7cm" svg:y="6.2cm">
          <text:p text:style-name="P3"><text:span text:style-name="T1">On </text:span><text:span text:style-name="T1">Succes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9" draw:id="id9" draw:layer="layout" svg:width="2.7cm" svg:height="1.1cm" svg:x="2cm" svg:y="6.2cm">
          <text:p text:style-name="P3"><text:span text:style-name="T1">On F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1.375cm" svg:y1="5.6cm" svg:x2="3.35cm" svg:y2="6.2cm" draw:start-shape="id8" draw:start-glue-point="0" draw:end-shape="id9" draw:end-glue-point="0" svg:d="M11375 5600h-8025v600" svg:viewBox="0 0 8026 601">
          <text:p/>
        </draw:connector>
        <draw:connector draw:style-name="gr6" draw:text-style-name="P2" draw:layer="layout" svg:x1="2cm" svg:y1="6.75cm" svg:x2="4.4cm" svg:y2="4.45cm" draw:start-shape="id9" draw:start-glue-point="3" draw:end-shape="id10" draw:end-glue-point="3" svg:d="M2000 6750h-501v-2300h2901" svg:viewBox="0 0 2902 2301">
          <text:p/>
        </draw:connector>
        <draw:connector draw:style-name="gr6" draw:text-style-name="P2" draw:layer="layout" svg:x1="7.05cm" svg:y1="7.3cm" svg:x2="5.24cm" svg:y2="9.6cm" draw:start-shape="id2" draw:start-glue-point="2" draw:end-shape="id3" draw:end-glue-point="0" svg:d="M7050 7300v1150h-1810v1150" svg:viewBox="0 0 1811 2301">
          <text:p/>
        </draw:connector>
        <draw:line draw:style-name="gr6" draw:text-style-name="P2" draw:layer="layout" svg:x1="6.5cm" svg:y1="10.4cm" svg:x2="13.5cm" svg:y2="10.4cm">
          <text:p/>
        </draw:line>
        <draw:custom-shape draw:style-name="gr10" draw:text-style-name="P4" draw:layer="layout" svg:width="4.8cm" svg:height="1.6cm" svg:x="13.4cm" svg:y="12.5cm">
          <text:p text:style-name="P3"><text:span text:style-name="T1">GET photos search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4.6cm" svg:height="1.6cm" svg:x="13.4cm" svg:y="15.4cm">
          <text:p text:style-name="P3"><text:span text:style-name="T1">POST </text:span><text:span text:style-name="T1">photo </text:span><text:span text:style-name="T1">from </text:span></text:p>
          <text:p text:style-name="P3"><text:span text:style-name="T1">gallery </text:span><text:span text:style-name="T1">to </text:span><text:span text:style-name="T1">img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4.6cm" svg:height="1.6cm" svg:x="13.4cm" svg:y="18.3cm">
          <text:p text:style-name="P3"><text:span text:style-name="T1">GET photos favor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5.9cm" svg:height="1.6cm" svg:x="13.3cm" svg:y="21.3cm">
          <text:p text:style-name="P3"><text:span text:style-name="T1">GET the photos put </text:span><text:span text:style-name="T1">online </text:span></text:p>
          <text:p text:style-name="P3"><text:span text:style-name="T1">by the user conn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6.5cm" svg:y1="13.3cm" svg:x2="13.4cm" svg:y2="13.3cm">
          <text:p/>
        </draw:line>
        <draw:line draw:style-name="gr6" draw:text-style-name="P2" draw:layer="layout" svg:x1="6.6cm" svg:y1="16.3cm" svg:x2="13.5cm" svg:y2="16.3cm">
          <text:p/>
        </draw:line>
        <draw:line draw:style-name="gr6" draw:text-style-name="P2" draw:layer="layout" svg:x1="6.6cm" svg:y1="19.1cm" svg:x2="13.4cm" svg:y2="19.1cm">
          <text:p/>
        </draw:line>
        <draw:line draw:style-name="gr6" draw:text-style-name="P2" draw:layer="layout" svg:x1="6.6cm" svg:y1="22.2cm" svg:x2="13.3cm" svg:y2="22.2cm">
          <text:p/>
        </draw:line>
        <draw:frame draw:style-name="gr1" draw:text-style-name="P8" draw:layer="layout" svg:width="2cm" svg:height="0.962cm" svg:x="4.4cm" svg:y="24.2cm">
          <draw:text-box>
            <text:p text:style-name="P7"><text:span text:style-name="T2">Image</text:span></text:p>
          </draw:text-box>
        </draw:frame>
        <draw:custom-shape draw:style-name="gr13" draw:text-style-name="P4" xml:id="id11" draw:id="id11" draw:layer="layout" svg:width="1.2cm" svg:height="1.1cm" svg:x="6.3cm" svg:y="26.2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6cm" svg:height="0.6cm" svg:x="6.6cm" svg:y="26.5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5" draw:text-style-name="P4" draw:layer="layout" svg:width="2.6cm" svg:height="1.1cm" svg:x="3.4cm" svg:y="26.2cm">
          <text:p text:style-name="P3"><text:span text:style-name="T1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5.2cm" svg:height="4.2cm" svg:x="2.8cm" svg:y="23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12" draw:id="id12" draw:layer="layout" svg:width="4.5cm" svg:height="1.6cm" svg:x="13.3cm" svg:y="25cm">
          <text:p text:style-name="P3"><text:span text:style-name="T1">POST the photo </text:span></text:p>
          <text:p text:style-name="P3"><text:span text:style-name="T1">you like 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7.5cm" svg:y1="26.75cm" svg:x2="13.3cm" svg:y2="25.8cm" draw:start-shape="id11" draw:start-glue-point="1" draw:end-shape="id12" draw:end-glue-point="3" svg:d="M7500 26750h2900v-950h2900" svg:viewBox="0 0 5801 951">
          <text:p/>
        </draw:connector>
        <draw:connector draw:style-name="gr18" draw:text-style-name="P11" draw:layer="layout" svg:x1="5.24cm" svg:y1="11.2cm" svg:x2="7.937cm" svg:y2="11.906cm" draw:start-shape="id3" draw:start-glue-point="2" svg:d="M5240 11200v604h2697v102" svg:viewBox="0 0 2698 707">
          <text:p/>
        </draw:connector>
        <draw:line draw:style-name="gr19" draw:text-style-name="P2" draw:layer="layout" svg:x1="7.9cm" svg:y1="11.8cm" svg:x2="7.9cm" svg:y2="23.4cm">
          <text:p/>
        </draw:line>
        <draw:line draw:style-name="gr19" draw:text-style-name="P2" draw:layer="layout" svg:x1="7.9cm" svg:y1="23.4cm" svg:x2="5.3cm" svg:y2="23.4cm">
          <text:p/>
        </draw:line>
        <draw:line draw:style-name="gr6" draw:text-style-name="P2" draw:layer="layout" svg:x1="5.3cm" svg:y1="23.4cm" svg:x2="5.3cm" svg:y2="23.9cm">
          <text:p/>
        </draw:line>
        <draw:line draw:style-name="gr19" draw:text-style-name="P2" draw:layer="layout" svg:x1="6.5cm" svg:y1="13.8cm" svg:x2="7.9cm" svg:y2="13.8cm">
          <text:p/>
        </draw:line>
        <draw:line draw:style-name="gr19" draw:text-style-name="P2" draw:layer="layout" svg:x1="6.5cm" svg:y1="16.7cm" svg:x2="7.9cm" svg:y2="16.7cm">
          <text:p/>
        </draw:line>
        <draw:line draw:style-name="gr19" draw:text-style-name="P2" draw:layer="layout" svg:x1="6.5cm" svg:y1="19.6cm" svg:x2="7.9cm" svg:y2="19.6cm">
          <text:p/>
        </draw:line>
        <draw:line draw:style-name="gr19" draw:text-style-name="P2" draw:layer="layout" svg:x1="6.5cm" svg:y1="22.6cm" svg:x2="7.9cm" svg:y2="2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8T17:17:00.382436591</meta:creation-date>
    <dc:date>2018-11-18T19:53:09.101949306</dc:date>
    <meta:editing-duration>PT3M15S</meta:editing-duration>
    <meta:editing-cycles>1</meta:editing-cycles>
    <meta:document-statistic meta:object-count="47"/>
    <meta:generator>LibreOffice/6.1.2.1$Linux_X86_64 LibreOffice_project/10$Build-1</meta:generator>
  </office:meta>
</office:document-meta>
</file>